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.496cm" fo:min-width="2.992cm" loext:decorative="false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0.873cm" fo:min-width="1.321cm" loext:decorative="false"/>
      <style:paragraph-properties style:writing-mode="lr-tb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873cm" fo:min-width="1.072cm" loext:decorative="false"/>
      <style:paragraph-properties style:writing-mode="lr-tb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1.496cm" fo:min-width="2.992cm" loext:decorative="false"/>
      <style:paragraph-properties style:writing-mode="lr-tb"/>
    </style:style>
    <style:style style:name="gr5" style:family="graphic" style:parent-style-name="standard">
      <style:graphic-properties draw:fill-color="#ff8000" draw:textarea-horizontal-align="justify" draw:textarea-vertical-align="middle" draw:auto-grow-height="false" fo:min-height="1.496cm" fo:min-width="3.945cm" loext:decorative="false"/>
      <style:paragraph-properties style:writing-mode="lr-tb"/>
    </style:style>
    <style:style style:name="gr6" style:family="graphic" style:parent-style-name="standard">
      <style:graphic-properties draw:fill-color="#ffe994" draw:textarea-horizontal-align="justify" draw:textarea-vertical-align="middle" draw:auto-grow-height="false" fo:min-height="0.722cm" fo:min-width="1.723cm" loext:decorative="false"/>
      <style:paragraph-properties style:writing-mode="lr-tb"/>
    </style:style>
    <style:style style:name="gr7" style:family="graphic" style:parent-style-name="standard">
      <style:graphic-properties draw:fill-color="#bbe33d" draw:textarea-horizontal-align="justify" draw:textarea-vertical-align="middle" draw:auto-grow-height="false" fo:min-height="1.496cm" fo:min-width="4.58cm" loext:decorative="false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fill-color="#ff8000" draw:textarea-horizontal-align="justify" draw:textarea-vertical-align="middle" draw:auto-grow-height="false" fo:min-height="1.496cm" fo:min-width="4.58cm" loext:decorative="false"/>
      <style:paragraph-properties style:writing-mode="lr-tb"/>
    </style:style>
    <style:style style:name="gr11" style:family="graphic" style:parent-style-name="standard">
      <style:graphic-properties draw:fill-color="#bbe33d" draw:textarea-horizontal-align="justify" draw:textarea-vertical-align="middle" draw:auto-grow-height="false" fo:min-height="1.496cm" fo:min-width="2.572cm" loext:decorative="false"/>
      <style:paragraph-properties style:writing-mode="lr-tb"/>
    </style:style>
    <style:style style:name="gr12" style:family="graphic" style:parent-style-name="standard">
      <style:graphic-properties draw:fill-color="#ff8000" draw:textarea-horizontal-align="justify" draw:textarea-vertical-align="middle" draw:auto-grow-height="false" fo:min-height="1.496cm" fo:min-width="3.535cm" loext:decorative="false"/>
      <style:paragraph-properties style:writing-mode="lr-tb"/>
    </style:style>
    <style:style style:name="gr1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1.496cm" fo:min-width="3.627cm" loext:decorative="false"/>
      <style:paragraph-properties style:writing-mode="lr-tb"/>
    </style:style>
    <style:style style:name="gr15" style:family="graphic" style:parent-style-name="standard">
      <style:graphic-properties draw:fill-color="#ff5429" draw:textarea-horizontal-align="justify" draw:textarea-vertical-align="middle" draw:auto-grow-height="false" fo:min-height="1.496cm" fo:min-width="4.897cm" loext:decorative="false"/>
      <style:paragraph-properties style:writing-mode="lr-tb"/>
    </style:style>
    <style:style style:name="gr16" style:family="graphic" style:parent-style-name="standard">
      <style:graphic-properties draw:fill-color="#bf819e" draw:textarea-horizontal-align="justify" draw:textarea-vertical-align="middle" draw:auto-grow-height="false" fo:min-height="1.496cm" fo:min-width="2.992cm" loext:decorative="false"/>
      <style:paragraph-properties style:writing-mode="lr-tb"/>
    </style:style>
    <style:style style:name="gr17" style:family="graphic" style:parent-style-name="standard">
      <style:graphic-properties draw:fill-color="#ff5429" draw:textarea-horizontal-align="justify" draw:textarea-vertical-align="middle" draw:auto-grow-height="false" fo:min-height="1.496cm" fo:min-width="2.992cm" loext:decorative="false"/>
      <style:paragraph-properties style:writing-mode="lr-tb"/>
    </style:style>
    <style:style style:name="gr18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19" style:family="graphic" style:parent-style-name="standard">
      <style:graphic-properties draw:marker-start="Arrowheads_20_3" draw:marker-start-width="0.3cm" draw:marker-end="Arrowheads_20_4" draw:marker-end-width="0.3cm" draw:textarea-vertical-align="middle" loext:decorative="false"/>
    </style:style>
    <style:style style:name="gr20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-color="#b4c7dc"/>
      <style:paragraph-properties fo:text-align="center"/>
      <style:text-properties fo:font-size="14pt" fo:font-weight="bold" style:font-size-asian="14pt" style:font-size-complex="14pt"/>
    </style:style>
    <style:style style:name="P3" style:family="paragraph">
      <style:paragraph-properties fo:text-align="center"/>
      <style:text-properties fo:font-size="14pt" fo:font-weight="bold" style:font-size-asian="14pt" style:font-size-complex="14pt"/>
    </style:style>
    <style:style style:name="P4" style:family="paragraph">
      <loext:graphic-properties draw:fill-color="#81d41a"/>
      <style:paragraph-properties fo:text-align="center"/>
      <style:text-properties fo:font-size="14pt" fo:font-weight="bold" style:font-size-asian="14pt" style:font-size-complex="14pt"/>
    </style:style>
    <style:style style:name="P5" style:family="paragraph">
      <loext:graphic-properties draw:fill-color="#ff0000"/>
      <style:paragraph-properties fo:text-align="center"/>
      <style:text-properties fo:font-size="14pt" fo:font-weight="bold" style:font-size-asian="14pt" style:font-size-complex="14pt"/>
    </style:style>
    <style:style style:name="P6" style:family="paragraph">
      <loext:graphic-properties draw:fill-color="#ff8000"/>
      <style:paragraph-properties fo:text-align="center"/>
      <style:text-properties fo:font-size="14pt" fo:font-weight="bold" style:font-size-asian="14pt" style:font-size-complex="14pt"/>
    </style:style>
    <style:style style:name="P7" style:family="paragraph">
      <loext:graphic-properties draw:fill-color="#ffe994"/>
      <style:paragraph-properties fo:text-align="center"/>
      <style:text-properties fo:font-size="14pt" fo:font-weight="bold" style:font-size-asian="14pt" style:font-size-complex="14pt"/>
    </style:style>
    <style:style style:name="P8" style:family="paragraph">
      <loext:graphic-properties draw:fill-color="#bbe33d"/>
      <style:paragraph-properties fo:text-align="center"/>
      <style:text-properties fo:font-size="14pt" fo:font-weight="bold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loext:graphic-properties draw:fill-color="#ff5429"/>
      <style:paragraph-properties fo:text-align="center"/>
      <style:text-properties fo:font-size="14pt" fo:font-weight="bold" style:font-size-asian="14pt" style:font-size-complex="14pt"/>
    </style:style>
    <style:style style:name="P11" style:family="paragraph">
      <loext:graphic-properties draw:fill-color="#bf819e"/>
      <style:paragraph-properties fo:text-align="center"/>
      <style:text-properties fo:font-size="14pt" fo:font-weight="bold" style:font-size-asian="14pt" style:font-size-complex="14pt"/>
    </style:style>
    <style:style style:name="P12" style:family="paragraph">
      <loext:graphic-properties draw:fill="none"/>
      <style:paragraph-properties fo:text-align="center"/>
      <style:text-properties fo:font-size="14pt" fo:font-weight="bold" style:font-size-asian="14pt" style:font-size-complex="14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92cm" svg:height="1.746cm" svg:x="1.635cm" svg:y="3.834cm">
          <text:p text:style-name="P1"><text:span text:style-name="T1">Create AWS </text:span><text:span text:style-name="T1"><text:a xlink:href="https://aws.amazon.com/" xlink:type="simple">Account</text:a></text:span><text:span text:style-name="T1">*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75cm" svg:height="1.587cm" svg:x="2.035cm" svg:y="1.135cm">
          <text:p text:style-name="P3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222cm" svg:height="1.587cm" svg:x="17.36cm" svg:y="24.944cm">
          <text:p text:style-name="P3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492cm" svg:height="1.746cm" svg:x="6.635cm" svg:y="3.834cm">
          <text:p text:style-name="P1"><text:span text:style-name="T1">Create </text:span><text:span text:style-name="T1"><text:a xlink:href="https://us-east-1.console.aws.amazon.com/iam" xlink:type="simple">IAM</text:a></text:span><text:span text:style-name="T1">Us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2cm" svg:height="1.746cm" svg:x="1.635cm" svg:y="8.934cm">
          <text:p text:style-name="P1"><text:span text:style-name="T1">Setup Domain nam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746cm" svg:x="6.715cm" svg:y="8.914cm">
          <text:p text:style-name="P1"><text:span text:style-name="T1"><text:a xlink:href="https://us-east-1.console.aws.amazon.com/route53/domains/home?region=us-east-1#/CheckTransferabilitySingle" xlink:type="simple">Transfer Domain</text:a></text:span><text:span text:style-name="T1">* into Route 53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944cm" svg:x="12.747cm" svg:y="22.351cm">
          <text:p text:style-name="P1"><text:span text:style-name="T1">Email Wor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draw:layer="layout" svg:width="5.08cm" svg:height="1.746cm" svg:x="6.715cm" svg:y="11.454cm">
          <text:p text:style-name="P1"><text:span text:style-name="T1">Configure DNS in Registrar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127cm" svg:y1="9.785cm" svg:x2="6.715cm" svg:y2="9.785cm">
          <text:p/>
        </draw:line>
        <draw:line draw:style-name="gr9" draw:text-style-name="P9" draw:layer="layout" svg:x1="5.762cm" svg:y1="7.485cm" svg:x2="5.762cm" svg:y2="12.324cm">
          <text:p/>
        </draw:line>
        <draw:custom-shape draw:style-name="gr10" draw:text-style-name="P6" draw:layer="layout" svg:width="5.08cm" svg:height="1.746cm" svg:x="6.715cm" svg:y="6.554cm">
          <text:p text:style-name="P1"><text:span text:style-name="T1"><text:a xlink:href="https://us-east-1.console.aws.amazon.com/route53/domains/home?region=us-east-1#/DomainSearch" xlink:type="simple">Purchase Domain</text:a></text:span><text:span text:style-name="T1">* in Route 53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762cm" svg:y1="7.485cm" svg:x2="6.715cm" svg:y2="7.485cm">
          <text:p/>
        </draw:line>
        <draw:line draw:style-name="gr8" draw:text-style-name="P9" draw:layer="layout" svg:x1="5.762cm" svg:y1="12.285cm" svg:x2="6.715cm" svg:y2="12.285cm">
          <text:p/>
        </draw:line>
        <draw:custom-shape draw:style-name="gr11" draw:text-style-name="P8" draw:layer="layout" svg:width="3.072cm" svg:height="1.746cm" svg:x="12.215cm" svg:y="8.914cm">
          <text:p text:style-name="P1"><text:span text:style-name="T1">Get Auth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35cm" svg:height="1.746cm" svg:x="16.015cm" svg:y="8.914cm">
          <text:p text:style-name="P1"><text:span text:style-name="T1">Add records to </text:span><text:span text:style-name="T1"><text:a xlink:href="https://us-east-1.console.aws.amazon.com/route53/v2/hostedzones?region=us-east-1#" xlink:type="simple">Hosted Zone</text:a></text:span><text:span text:style-name="T1">*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15.37cm" svg:y1="9.807cm" svg:x2="16.115cm" svg:y2="9.785cm">
          <text:p/>
        </draw:line>
        <draw:line draw:style-name="gr13" draw:text-style-name="P9" draw:layer="layout" svg:x1="18.392cm" svg:y1="12.247cm" svg:x2="18.392cm" svg:y2="10.777cm">
          <text:p/>
        </draw:line>
        <draw:line draw:style-name="gr8" draw:text-style-name="P9" draw:layer="layout" svg:x1="11.795cm" svg:y1="12.285cm" svg:x2="18.392cm" svg:y2="12.285cm">
          <text:p/>
        </draw:line>
        <draw:line draw:style-name="gr8" draw:text-style-name="P9" draw:layer="layout" svg:x1="11.795cm" svg:y1="7.485cm" svg:x2="18.392cm" svg:y2="7.485cm">
          <text:p/>
        </draw:line>
        <draw:line draw:style-name="gr13" draw:text-style-name="P9" draw:layer="layout" svg:x1="18.392cm" svg:y1="7.478cm" svg:x2="18.392cm" svg:y2="8.948cm">
          <text:p/>
        </draw:line>
        <draw:line draw:style-name="gr13" draw:text-style-name="P9" draw:layer="layout" svg:x1="3.292cm" svg:y1="5.58cm" svg:x2="3.292cm" svg:y2="8.948cm">
          <text:p/>
        </draw:line>
        <draw:line draw:style-name="gr13" draw:text-style-name="P9" draw:layer="layout" svg:x1="3.292cm" svg:y1="2.687cm" svg:x2="3.292cm" svg:y2="3.848cm">
          <text:p/>
        </draw:line>
        <draw:line draw:style-name="gr8" draw:text-style-name="P9" draw:layer="layout" svg:x1="5.127cm" svg:y1="4.585cm" svg:x2="6.715cm" svg:y2="4.585cm">
          <text:p/>
        </draw:line>
        <draw:custom-shape draw:style-name="gr14" draw:text-style-name="P2" draw:layer="layout" svg:width="4.127cm" svg:height="1.746cm" svg:x="1.135cm" svg:y="14.134cm">
          <text:p text:style-name="P1"><text:span text:style-name="T1">Create Google </text:span><text:span text:style-name="T1"><text:a xlink:href="https://workspace.google.com/pricing.html" xlink:type="simple">Workspace</text:a></text:span><text:span text:style-name="T1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9" draw:layer="layout" svg:x1="3.292cm" svg:y1="10.68cm" svg:x2="3.292cm" svg:y2="14.048cm">
          <text:p/>
        </draw:line>
        <draw:line draw:style-name="gr8" draw:text-style-name="P9" draw:layer="layout" svg:x1="5.127cm" svg:y1="15.085cm" svg:x2="6.715cm" svg:y2="15.085cm">
          <text:p/>
        </draw:line>
        <draw:custom-shape draw:style-name="gr15" draw:text-style-name="P10" draw:layer="layout" svg:width="5.397cm" svg:height="1.746cm" svg:x="6.715cm" svg:y="14.254cm">
          <text:p text:style-name="P1"><text:span text:style-name="T1">Verify Domain Control by getting CNAME information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11.795cm" svg:y1="15.185cm" svg:x2="15.415cm" svg:y2="15.185cm">
          <text:p/>
        </draw:line>
        <draw:custom-shape draw:style-name="gr15" draw:text-style-name="P10" draw:layer="layout" svg:width="5.397cm" svg:height="1.746cm" svg:x="6.715cm" svg:y="17.054cm">
          <text:p text:style-name="P1"><text:span text:style-name="T1">Get SPF, DKIM &amp; DMARC information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9.092cm" svg:y1="15.978cm" svg:x2="9.092cm" svg:y2="17.11cm">
          <text:p/>
        </draw:line>
        <draw:line draw:style-name="gr13" draw:text-style-name="P9" draw:layer="layout" svg:x1="9.292cm" svg:y1="19.832cm" svg:x2="9.292cm" svg:y2="18.878cm">
          <text:p/>
        </draw:line>
        <draw:line draw:style-name="gr8" draw:text-style-name="P9" draw:layer="layout" svg:x1="12.112cm" svg:y1="17.885cm" svg:x2="17.192cm" svg:y2="17.885cm">
          <text:p/>
        </draw:line>
        <draw:custom-shape draw:style-name="gr1" draw:text-style-name="P2" draw:layer="layout" svg:width="3.492cm" svg:height="1.746cm" svg:x="1.635cm" svg:y="22.534cm">
          <text:p text:style-name="P1"><text:span text:style-name="T1">Test Settings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492cm" svg:height="1.746cm" svg:x="6.715cm" svg:y="22.514cm">
          <text:p text:style-name="P1"><text:span text:style-name="T1"><text:a xlink:href="https://mxtoolbox.com/" xlink:type="simple">MXToobox</text:a></text:span><text:span text:style-name="T1">*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.492cm" svg:height="1.746cm" svg:x="6.715cm" svg:y="25.054cm">
          <text:p text:style-name="P1"><text:span text:style-name="T1">Google Webmaster </text:span><text:span text:style-name="T1"><text:a xlink:href="https://search.google.com/search-console/welcome?hl=en" xlink:type="simple">Tools</text:a></text:span><text:span text:style-name="T1">*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127cm" svg:y1="23.385cm" svg:x2="6.715cm" svg:y2="23.385cm">
          <text:p/>
        </draw:line>
        <draw:line draw:style-name="gr9" draw:text-style-name="P9" draw:layer="layout" svg:x1="5.762cm" svg:y1="21.085cm" svg:x2="5.762cm" svg:y2="25.924cm">
          <text:p/>
        </draw:line>
        <draw:custom-shape draw:style-name="gr16" draw:text-style-name="P11" draw:layer="layout" svg:width="3.492cm" svg:height="1.746cm" svg:x="6.715cm" svg:y="20.154cm">
          <text:p text:style-name="P1"><text:span text:style-name="T1"><text:a xlink:href="https://dmarcian.com/domain-checker/" xlink:type="simple">DMARCian</text:a></text:span><text:span text:style-name="T1">*</text:span></text:p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5.762cm" svg:y1="21.085cm" svg:x2="6.715cm" svg:y2="21.085cm">
          <text:p text:style-name="P1"/>
        </draw:line>
        <draw:line draw:style-name="gr8" draw:text-style-name="P9" draw:layer="layout" svg:x1="5.762cm" svg:y1="25.885cm" svg:x2="6.715cm" svg:y2="25.885cm">
          <text:p/>
        </draw:line>
        <draw:line draw:style-name="gr13" draw:text-style-name="P9" draw:layer="layout" svg:x1="3.292cm" svg:y1="15.88cm" svg:x2="3.292cm" svg:y2="22.59cm">
          <text:p/>
        </draw:line>
        <draw:line draw:style-name="gr19" draw:text-style-name="P1" draw:layer="layout" svg:x1="11.207cm" svg:y1="9.937cm" svg:x2="12.16cm" svg:y2="9.937cm">
          <text:p/>
        </draw:line>
        <draw:line draw:style-name="gr8" draw:text-style-name="P9" draw:layer="layout" svg:x1="10.207cm" svg:y1="23.366cm" svg:x2="12.747cm" svg:y2="23.366cm">
          <text:p/>
        </draw:line>
        <draw:line draw:style-name="gr9" draw:text-style-name="P9" draw:layer="layout" svg:x1="12.262cm" svg:y1="21.066cm" svg:x2="12.262cm" svg:y2="25.905cm">
          <text:p/>
        </draw:line>
        <draw:line draw:style-name="gr18" draw:text-style-name="P9" draw:layer="layout" svg:x1="10.207cm" svg:y1="21.066cm" svg:x2="12.315cm" svg:y2="21.066cm">
          <text:p/>
        </draw:line>
        <draw:line draw:style-name="gr8" draw:text-style-name="P9" draw:layer="layout" svg:x1="10.207cm" svg:y1="25.866cm" svg:x2="12.315cm" svg:y2="25.866cm">
          <text:p/>
        </draw:line>
        <draw:line draw:style-name="gr18" draw:text-style-name="P12" draw:layer="layout" svg:x1="14.97cm" svg:y1="25.747cm" svg:x2="17.31cm" svg:y2="25.747cm">
          <text:p text:style-name="P1"><text:span text:style-name="T1">Yes</text:span></text:p>
        </draw:line>
        <draw:line draw:style-name="gr9" draw:text-style-name="P9" draw:layer="layout" svg:x1="14.97cm" svg:y1="24.277cm" svg:x2="14.97cm" svg:y2="25.765cm">
          <text:p/>
        </draw:line>
        <draw:line draw:style-name="gr13" draw:text-style-name="P9" draw:layer="layout" svg:x1="17.192cm" svg:y1="17.746cm" svg:x2="17.192cm" svg:y2="16.079cm">
          <text:p/>
        </draw:line>
        <draw:line draw:style-name="gr20" draw:text-style-name="P12" draw:layer="layout" svg:x1="14.962cm" svg:y1="19.832cm" svg:x2="14.962cm" svg:y2="22.306cm">
          <text:p text:style-name="P1"><text:span text:style-name="T1"/></text:p>
        </draw:line>
        <draw:line draw:style-name="gr20" draw:text-style-name="P14" draw:layer="layout" svg:x1="9.255cm" svg:y1="19.815cm" svg:x2="14.97cm" svg:y2="19.815cm">
          <text:p text:style-name="P13"><text:span text:style-name="T2">No</text:span></text:p>
        </draw:line>
        <draw:custom-shape draw:style-name="gr12" draw:text-style-name="P6" draw:layer="layout" svg:width="4.035cm" svg:height="1.746cm" svg:x="15.315cm" svg:y="14.314cm">
          <text:p text:style-name="P1"><text:span text:style-name="T1">Add records to </text:span><text:span text:style-name="T1"><text:a xlink:href="https://us-east-1.console.aws.amazon.com/route53/v2/hostedzones?region=us-east-1#" xlink:type="simple">Hosted Zone</text:a></text:span><text:span text:style-name="T1">*</text:span></text:p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11.392cm" svg:height="1.276cm" svg:x="6.102cm" svg:y="1.652cm">
          <draw:text-box>
            <text:p><text:span text:style-name="T3">EMAIL SETUP PROCES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23:59:41.126228986</meta:creation-date>
    <meta:print-date>2025-02-01T04:25:31.243404871</meta:print-date>
    <meta:printed-by>PDF files</meta:printed-by>
    <dc:date>2025-02-01T04:56:15.373618686</dc:date>
    <meta:editing-duration>PT1H10M</meta:editing-duration>
    <meta:editing-cycles>2</meta:editing-cycles>
    <meta:generator>LibreOffice/24.8.4.2$Linux_X86_64 LibreOffice_project/480$Build-2</meta:generator>
    <meta:document-statistic meta:object-count="53"/>
  </office:meta>
</office:document-meta>
</file>